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263.000000000000000pt"/>
    </style:style>
    <style:style style:name="co2" style:family="table-column">
      <style:table-column-properties style:column-width="118.796875000000000pt"/>
    </style:style>
    <style:style style:name="co3" style:family="table-column">
      <style:table-column-properties style:column-width="438.000000000000000pt"/>
    </style:style>
    <style:style style:name="co4" style:family="table-column">
      <style:table-column-properties style:column-width="465.000000000000000pt"/>
    </style:style>
    <style:style style:name="ro1" style:family="table-row">
      <style:table-row-properties style:row-height="12.749999999998979pt"/>
    </style:style>
    <style:style style:name="ce1" style:family="table-cell">
      <style:table-cell-properties style:text-align-source="fix"/>
      <style:paragraph-properties fo:text-align="end"/>
    </style:style>
    <style:style style:name="ce2" style:family="table-cell">
      <style:text-properties fo:font-style="italic" fo:font-weight="bold"/>
    </style:style>
    <style:style style:name="ce3" style:family="table-cell">
      <style:text-properties fo:font-weight="bold"/>
    </style:style>
    <style:style style:name="ce4" style:family="table-cell">
      <style:table-cell-properties style:text-align-source="fix"/>
      <style:paragraph-properties fo:text-align="end"/>
      <style:text-properties fo:font-weight="bold"/>
    </style:style>
  </office:automatic-styles>
  <office:body>
    <office:spreadsheet>
      <table:calculation-settings/>
      <table:table table:name="Sheet1" table:style-name="ta1">
        <table:table-column table:style-name="co1"/>
        <table:table-column/>
        <table:table-column table:style-name="co2" table:default-cell-style-name="ce1"/>
        <table:table-column table:style-name="co3"/>
        <table:table-column table:style-name="co4"/>
        <table:table-column table:number-columns-repeated="32762"/>
        <table:table-row>
          <table:table-cell office:value-type="string" office:string-value="elektrophon VCO-1" table:style-name="ce2">
            <text:p>elektrophon VCO-1</text:p>
          </table:table-cell>
          <table:table-cell table:number-columns-repeated="2"/>
        </table:table-row>
        <table:table-row>
          <table:table-cell table:number-columns-repeated="3"/>
        </table:table-row>
        <table:table-row table:style-name="ro1" table:default-cell-style-name="ce3">
          <table:table-cell office:value-type="string" office:string-value="Reference">
            <text:p>Reference</text:p>
          </table:table-cell>
          <table:table-cell office:value-type="string" office:string-value=" Quantity">
            <text:p> Quantity</text:p>
          </table:table-cell>
          <table:table-cell office:value-type="string" office:string-value=" Value" table:style-name="ce4">
            <text:p> Value</text:p>
          </table:table-cell>
          <table:table-cell office:value-type="string" office:string-value=" Footprint">
            <text:p> Footprint</text:p>
          </table:table-cell>
          <table:table-cell office:value-type="string" office:string-value=" Datasheet">
            <text:p> Datasheet</text:p>
          </table:table-cell>
          <table:table-cell table:number-columns-repeated="32762"/>
        </table:table-row>
        <table:table-row>
          <table:table-cell office:value-type="string" office:string-value="C10 ">
            <text:p>C10 </text:p>
          </table:table-cell>
          <table:table-cell office:value-type="float" office:value="1">
            <text:p>1</text:p>
          </table:table-cell>
          <table:table-cell office:value-type="string" office:string-value="1n">
            <text:p>1n</text:p>
          </table:table-cell>
          <table:table-cell office:value-type="string" office:string-value="Capacitor_THT:C_Disc_D3.4mm_W2.1mm_P2.50mm">
            <text:p>Capacitor_THT:C_Disc_D3.4mm_W2.1mm_P2.50mm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C11 ">
            <text:p>C11 </text:p>
          </table:table-cell>
          <table:table-cell office:value-type="float" office:value="1">
            <text:p>1</text:p>
          </table:table-cell>
          <table:table-cell office:value-type="string" office:string-value="0.001u">
            <text:p>0.001u</text:p>
          </table:table-cell>
          <table:table-cell office:value-type="string" office:string-value="Capacitor_THT:C_Disc_D3.4mm_W2.1mm_P2.50mm">
            <text:p>Capacitor_THT:C_Disc_D3.4mm_W2.1mm_P2.50mm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C12 ">
            <text:p>C12 </text:p>
          </table:table-cell>
          <table:table-cell office:value-type="float" office:value="1">
            <text:p>1</text:p>
          </table:table-cell>
          <table:table-cell office:value-type="string" office:string-value="47p">
            <text:p>47p</text:p>
          </table:table-cell>
          <table:table-cell office:value-type="string" office:string-value="Capacitor_THT:C_Disc_D3.4mm_W2.1mm_P2.50mm">
            <text:p>Capacitor_THT:C_Disc_D3.4mm_W2.1mm_P2.50mm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C2 C1 ">
            <text:p>C2 C1 </text:p>
          </table:table-cell>
          <table:table-cell office:value-type="float" office:value="2">
            <text:p>2</text:p>
          </table:table-cell>
          <table:table-cell office:value-type="string" office:string-value="10u">
            <text:p>10u</text:p>
          </table:table-cell>
          <table:table-cell office:value-type="string" office:string-value="Capacitor_THT:C_Radial_D5.0mm_H11.0mm_P2.00mm">
            <text:p>Capacitor_THT:C_Radial_D5.0mm_H11.0mm_P2.00mm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C3 ">
            <text:p>C3 </text:p>
          </table:table-cell>
          <table:table-cell office:value-type="float" office:value="1">
            <text:p>1</text:p>
          </table:table-cell>
          <table:table-cell office:value-type="string" office:string-value="0.22u">
            <text:p>0.22u</text:p>
          </table:table-cell>
          <table:table-cell office:value-type="string" office:string-value="Capacitor_THT:C_Rect_L7.0mm_W3.5mm_P5.00mm">
            <text:p>Capacitor_THT:C_Rect_L7.0mm_W3.5mm_P5.00mm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C4 C7 C6 C5 C8 C9 ">
            <text:p>C4 C7 C6 C5 C8 C9 </text:p>
          </table:table-cell>
          <table:table-cell office:value-type="float" office:value="6">
            <text:p>6</text:p>
          </table:table-cell>
          <table:table-cell office:value-type="string" office:string-value="0.01u">
            <text:p>0.01u</text:p>
          </table:table-cell>
          <table:table-cell office:value-type="string" office:string-value="Capacitor_THT:C_Disc_D3.4mm_W2.1mm_P2.50mm">
            <text:p>Capacitor_THT:C_Disc_D3.4mm_W2.1mm_P2.50mm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D1 ">
            <text:p>D1 </text:p>
          </table:table-cell>
          <table:table-cell office:value-type="float" office:value="1">
            <text:p>1</text:p>
          </table:table-cell>
          <table:table-cell office:value-type="string" office:string-value="D">
            <text:p>D</text:p>
          </table:table-cell>
          <table:table-cell office:value-type="string" office:string-value="Diode_THT:D_A-405_P7.62mm_Horizontal">
            <text:p>Diode_THT:D_A-405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D6 D7 D8 D9 D5 D4 D3 D2 ">
            <text:p>D6 D7 D8 D9 D5 D4 D3 D2 </text:p>
          </table:table-cell>
          <table:table-cell office:value-type="float" office:value="8">
            <text:p>8</text:p>
          </table:table-cell>
          <table:table-cell office:value-type="string" office:string-value="LED">
            <text:p>LED</text:p>
          </table:table-cell>
          <table:table-cell office:value-type="string" office:string-value="LED_THT:LED_D5.0mm_FlatTop">
            <text:p>LED_THT:LED_D5.0mm_FlatTop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J1 ">
            <text:p>J1 </text:p>
          </table:table-cell>
          <table:table-cell office:value-type="float" office:value="1">
            <text:p>1</text:p>
          </table:table-cell>
          <table:table-cell office:value-type="string" office:string-value="EXP FM">
            <text:p>EXP FM</text:p>
          </table:table-cell>
          <table:table-cell office:value-type="string" office:string-value="Connector:Banana_Jack_1Pin">
            <text:p>Connector:Banana_Jack_1Pin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J10 ">
            <text:p>J10 </text:p>
          </table:table-cell>
          <table:table-cell office:value-type="float" office:value="1">
            <text:p>1</text:p>
          </table:table-cell>
          <table:table-cell office:value-type="string" office:string-value="Panel Power">
            <text:p>Panel Power</text:p>
          </table:table-cell>
          <table:table-cell office:value-type="string" office:string-value="Connector_PinHeader_2.54mm:PinHeader_1x03_P2.54mm_Vertical">
            <text:p>Connector_PinHeader_2.54mm:PinHeader_1x03_P2.54mm_Vertic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J2 ">
            <text:p>J2 </text:p>
          </table:table-cell>
          <table:table-cell office:value-type="float" office:value="1">
            <text:p>1</text:p>
          </table:table-cell>
          <table:table-cell office:value-type="string" office:string-value="LIN FM">
            <text:p>LIN FM</text:p>
          </table:table-cell>
          <table:table-cell office:value-type="string" office:string-value="Connector:Banana_Jack_1Pin">
            <text:p>Connector:Banana_Jack_1Pin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J3 ">
            <text:p>J3 </text:p>
          </table:table-cell>
          <table:table-cell office:value-type="float" office:value="1">
            <text:p>1</text:p>
          </table:table-cell>
          <table:table-cell office:value-type="string" office:string-value="CV (1V/OCT)">
            <text:p>CV (1V/OCT)</text:p>
          </table:table-cell>
          <table:table-cell office:value-type="string" office:string-value="Connector:Banana_Jack_1Pin">
            <text:p>Connector:Banana_Jack_1Pin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J4 ">
            <text:p>J4 </text:p>
          </table:table-cell>
          <table:table-cell office:value-type="float" office:value="1">
            <text:p>1</text:p>
          </table:table-cell>
          <table:table-cell office:value-type="string" office:string-value="PWM">
            <text:p>PWM</text:p>
          </table:table-cell>
          <table:table-cell office:value-type="string" office:string-value="Connector:Banana_Jack_1Pin">
            <text:p>Connector:Banana_Jack_1Pin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J5 ">
            <text:p>J5 </text:p>
          </table:table-cell>
          <table:table-cell office:value-type="float" office:value="1">
            <text:p>1</text:p>
          </table:table-cell>
          <table:table-cell office:value-type="string" office:string-value="PANEL">
            <text:p>PANEL</text:p>
          </table:table-cell>
          <table:table-cell office:value-type="string" office:string-value="Connector_PinHeader_2.54mm:PinHeader_1x10_P2.54mm_Vertical">
            <text:p>Connector_PinHeader_2.54mm:PinHeader_1x10_P2.54mm_Vertic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J6 ">
            <text:p>J6 </text:p>
          </table:table-cell>
          <table:table-cell office:value-type="float" office:value="1">
            <text:p>1</text:p>
          </table:table-cell>
          <table:table-cell office:value-type="string" office:string-value="Triangle">
            <text:p>Triangle</text:p>
          </table:table-cell>
          <table:table-cell office:value-type="string" office:string-value="Connector:Banana_Jack_1Pin">
            <text:p>Connector:Banana_Jack_1Pin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J7 ">
            <text:p>J7 </text:p>
          </table:table-cell>
          <table:table-cell office:value-type="float" office:value="1">
            <text:p>1</text:p>
          </table:table-cell>
          <table:table-cell office:value-type="string" office:string-value="Sine">
            <text:p>Sine</text:p>
          </table:table-cell>
          <table:table-cell office:value-type="string" office:string-value="Connector:Banana_Jack_1Pin">
            <text:p>Connector:Banana_Jack_1Pin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J8 ">
            <text:p>J8 </text:p>
          </table:table-cell>
          <table:table-cell office:value-type="float" office:value="1">
            <text:p>1</text:p>
          </table:table-cell>
          <table:table-cell office:value-type="string" office:string-value="Pulse">
            <text:p>Pulse</text:p>
          </table:table-cell>
          <table:table-cell office:value-type="string" office:string-value="Connector:Banana_Jack_1Pin">
            <text:p>Connector:Banana_Jack_1Pin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J9 ">
            <text:p>J9 </text:p>
          </table:table-cell>
          <table:table-cell office:value-type="float" office:value="1">
            <text:p>1</text:p>
          </table:table-cell>
          <table:table-cell office:value-type="string" office:string-value="POWER">
            <text:p>POWER</text:p>
          </table:table-cell>
          <table:table-cell office:value-type="string" office:string-value="Connector_IDC:IDC-Header_2x05_P2.54mm_Vertical">
            <text:p>Connector_IDC:IDC-Header_2x05_P2.54mm_Vertic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Q1 ">
            <text:p>Q1 </text:p>
          </table:table-cell>
          <table:table-cell office:value-type="float" office:value="1">
            <text:p>1</text:p>
          </table:table-cell>
          <table:table-cell office:value-type="string" office:string-value="THAT340">
            <text:p>THAT340</text:p>
          </table:table-cell>
          <table:table-cell office:value-type="string" office:string-value="Package_DIP:DIP-14_W7.62mm_Socket">
            <text:p>Package_DIP:DIP-14_W7.62mm_Socket</text:p>
          </table:table-cell>
        </table:table-row>
        <table:table-row>
          <table:table-cell office:value-type="string" office:string-value="Q2 Q3 ">
            <text:p>Q2 Q3 </text:p>
          </table:table-cell>
          <table:table-cell office:value-type="float" office:value="2">
            <text:p>2</text:p>
          </table:table-cell>
          <table:table-cell office:value-type="string" office:string-value="2N3904">
            <text:p>2N3904</text:p>
          </table:table-cell>
          <table:table-cell office:value-type="string" office:string-value="Package_TO_SOT_THT:TO-92_Inline">
            <text:p>Package_TO_SOT_THT:TO-92_Inline</text:p>
          </table:table-cell>
          <table:table-cell office:value-type="string" office:string-value="https://www.fairchildsemi.com/datasheets/2N/2N3904.pdf">
            <text:p>https://www.fairchildsemi.com/datasheets/2N/2N3904.pdf</text:p>
          </table:table-cell>
        </table:table-row>
        <table:table-row>
          <table:table-cell office:value-type="string" office:string-value="R1 R4 R2 R15 R27 R6 ">
            <text:p>R1 R4 R2 R15 R27 R6 </text:p>
          </table:table-cell>
          <table:table-cell office:value-type="float" office:value="6">
            <text:p>6</text:p>
          </table:table-cell>
          <table:table-cell office:value-type="string" office:string-value="100k">
            <text:p>100k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10 ">
            <text:p>R10 </text:p>
          </table:table-cell>
          <table:table-cell office:value-type="float" office:value="1">
            <text:p>1</text:p>
          </table:table-cell>
          <table:table-cell office:value-type="string" office:string-value="150k">
            <text:p>150k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11 ">
            <text:p>R11 </text:p>
          </table:table-cell>
          <table:table-cell office:value-type="float" office:value="1">
            <text:p>1</text:p>
          </table:table-cell>
          <table:table-cell office:value-type="string" office:string-value="2k">
            <text:p>2k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12 ">
            <text:p>R12 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13 ">
            <text:p>R13 </text:p>
          </table:table-cell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14 ">
            <text:p>R14 </text:p>
          </table:table-cell>
          <table:table-cell office:value-type="float" office:value="1">
            <text:p>1</text:p>
          </table:table-cell>
          <table:table-cell office:value-type="string" office:string-value="22k">
            <text:p>22k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16 R23 R22 R18 R24 ">
            <text:p>R16 R23 R22 R18 R24 </text:p>
          </table:table-cell>
          <table:table-cell office:value-type="float" office:value="5">
            <text:p>5</text:p>
          </table:table-cell>
          <table:table-cell office:value-type="string" office:string-value="10k">
            <text:p>10k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17 R26 R28 R33 ">
            <text:p>R17 R26 R28 R33 </text:p>
          </table:table-cell>
          <table:table-cell office:value-type="float" office:value="4">
            <text:p>4</text:p>
          </table:table-cell>
          <table:table-cell office:value-type="string" office:string-value="2.2k">
            <text:p>2.2k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19 ">
            <text:p>R19 </text:p>
          </table:table-cell>
          <table:table-cell office:value-type="float" office:value="1">
            <text:p>1</text:p>
          </table:table-cell>
          <table:table-cell office:value-type="string" office:string-value="27k">
            <text:p>27k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20 ">
            <text:p>R20 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25 R21 ">
            <text:p>R25 R21 </text:p>
          </table:table-cell>
          <table:table-cell office:value-type="float" office:value="2">
            <text:p>2</text:p>
          </table:table-cell>
          <table:table-cell office:value-type="string" office:string-value="18k">
            <text:p>18k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3 ">
            <text:p>R3 </text:p>
          </table:table-cell>
          <table:table-cell office:value-type="float" office:value="1">
            <text:p>1</text:p>
          </table:table-cell>
          <table:table-cell office:value-type="string" office:string-value="3M3">
            <text:p>3M3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30 ">
            <text:p>R30 </text:p>
          </table:table-cell>
          <table:table-cell office:value-type="float" office:value="1">
            <text:p>1</text:p>
          </table:table-cell>
          <table:table-cell office:value-type="string" office:string-value="5.1k">
            <text:p>5.1k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31 ">
            <text:p>R31 </text:p>
          </table:table-cell>
          <table:table-cell office:value-type="float" office:value="1">
            <text:p>1</text:p>
          </table:table-cell>
          <table:table-cell office:value-type="string" office:string-value="12k">
            <text:p>12k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32 R36 ">
            <text:p>R32 R36 </text:p>
          </table:table-cell>
          <table:table-cell office:value-type="float" office:value="2">
            <text:p>2</text:p>
          </table:table-cell>
          <table:table-cell office:value-type="string" office:string-value="3k">
            <text:p>3k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34 R35 R37 R38 R39 R40 R41 R42 R43 R44 ">
            <text:p>R34 R35 R37 R38 R39 R40 R41 R42 R43 R44 </text:p>
          </table:table-cell>
          <table:table-cell office:value-type="float" office:value="10">
            <text:p>10</text:p>
          </table:table-cell>
          <table:table-cell office:value-type="string" office:string-value="1k">
            <text:p>1k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5 ">
            <text:p>R5 </text:p>
          </table:table-cell>
          <table:table-cell office:value-type="float" office:value="1">
            <text:p>1</text:p>
          </table:table-cell>
          <table:table-cell office:value-type="string" office:string-value="1M">
            <text:p>1M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7 ">
            <text:p>R7 </text:p>
          </table:table-cell>
          <table:table-cell office:value-type="float" office:value="1">
            <text:p>1</text:p>
          </table:table-cell>
          <table:table-cell office:value-type="string" office:string-value="330k">
            <text:p>330k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8 ">
            <text:p>R8 </text:p>
          </table:table-cell>
          <table:table-cell office:value-type="float" office:value="1">
            <text:p>1</text:p>
          </table:table-cell>
          <table:table-cell office:value-type="string" office:string-value="1M5">
            <text:p>1M5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9 R29 ">
            <text:p>R9 R29 </text:p>
          </table:table-cell>
          <table:table-cell office:value-type="float" office:value="2">
            <text:p>2</text:p>
          </table:table-cell>
          <table:table-cell office:value-type="string" office:string-value="2M2">
            <text:p>2M2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V1 RV2 RV3 RV4 ">
            <text:p>RV1 RV2 RV3 RV4 </text:p>
          </table:table-cell>
          <table:table-cell office:value-type="float" office:value="4">
            <text:p>4</text:p>
          </table:table-cell>
          <table:table-cell office:value-type="string" office:string-value="100k">
            <text:p>100k</text:p>
          </table:table-cell>
          <table:table-cell office:value-type="string" office:string-value="Resistor_THT:R_Axial_DIN0207_L6.3mm_D2.5mm_P10.16mm_Horizontal">
            <text:p>Resistor_THT:R_Axial_DIN0207_L6.3mm_D2.5mm_P10.16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V5 ">
            <text:p>RV5 </text:p>
          </table:table-cell>
          <table:table-cell office:value-type="float" office:value="1">
            <text:p>1</text:p>
          </table:table-cell>
          <table:table-cell office:value-type="string" office:string-value="100 - V/OCT Trim">
            <text:p>100 - V/OCT Trim</text:p>
          </table:table-cell>
          <table:table-cell office:value-type="string" office:string-value="Potentiometer_THT:Potentiometer_Bourns_3296Z_Horizontal">
            <text:p>Potentiometer_THT:Potentiometer_Bourns_3296Z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V6 ">
            <text:p>RV6 </text:p>
          </table:table-cell>
          <table:table-cell office:value-type="float" office:value="1">
            <text:p>1</text:p>
          </table:table-cell>
          <table:table-cell office:value-type="string" office:string-value="100k - High Freq Trim">
            <text:p>100k - High Freq Trim</text:p>
          </table:table-cell>
          <table:table-cell office:value-type="string" office:string-value="Potentiometer_THT:Potentiometer_Bourns_3296Z_Horizontal">
            <text:p>Potentiometer_THT:Potentiometer_Bourns_3296Z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V7 ">
            <text:p>RV7 </text:p>
          </table:table-cell>
          <table:table-cell office:value-type="float" office:value="1">
            <text:p>1</text:p>
          </table:table-cell>
          <table:table-cell office:value-type="string" office:string-value="100k - Sine Round Trim">
            <text:p>100k - Sine Round Trim</text:p>
          </table:table-cell>
          <table:table-cell office:value-type="string" office:string-value="Potentiometer_THT:Potentiometer_Bourns_3296Z_Horizontal">
            <text:p>Potentiometer_THT:Potentiometer_Bourns_3296Z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V8 ">
            <text:p>RV8 </text:p>
          </table:table-cell>
          <table:table-cell office:value-type="float" office:value="1">
            <text:p>1</text:p>
          </table:table-cell>
          <table:table-cell office:value-type="string" office:string-value="50k - Sine Symetrie Trim">
            <text:p>50k - Sine Symetrie Trim</text:p>
          </table:table-cell>
          <table:table-cell office:value-type="string" office:string-value="Potentiometer_THT:Potentiometer_Bourns_3296Z_Horizontal">
            <text:p>Potentiometer_THT:Potentiometer_Bourns_3296Z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U1 ">
            <text:p>U1 </text:p>
          </table:table-cell>
          <table:table-cell office:value-type="float" office:value="1">
            <text:p>1</text:p>
          </table:table-cell>
          <table:table-cell office:value-type="string" office:string-value="TL074">
            <text:p>TL074</text:p>
          </table:table-cell>
          <table:table-cell office:value-type="string" office:string-value="Package_DIP:DIP-14_W7.62mm_Socket">
            <text:p>Package_DIP:DIP-14_W7.62mm_Socket</text:p>
          </table:table-cell>
          <table:table-cell office:value-type="string" office:string-value="http://www.ti.com/lit/ds/symlink/tl071.pdf">
            <text:p>http://www.ti.com/lit/ds/symlink/tl071.pdf</text:p>
          </table:table-cell>
        </table:table-row>
        <table:table-row>
          <table:table-cell office:value-type="string" office:string-value="U2 ">
            <text:p>U2 </text:p>
          </table:table-cell>
          <table:table-cell office:value-type="float" office:value="1">
            <text:p>1</text:p>
          </table:table-cell>
          <table:table-cell office:value-type="string" office:string-value="TL072">
            <text:p>TL072</text:p>
          </table:table-cell>
          <table:table-cell office:value-type="string" office:string-value="Package_DIP:DIP-8_W7.62mm_Socket">
            <text:p>Package_DIP:DIP-8_W7.62mm_Socket</text:p>
          </table:table-cell>
          <table:table-cell office:value-type="string" office:string-value="http://www.ti.com/lit/ds/symlink/tl071.pdf">
            <text:p>http://www.ti.com/lit/ds/symlink/tl071.pdf</text:p>
          </table:table-cell>
        </table:table-row>
        <table:table-row>
          <table:table-cell office:value-type="string" office:string-value="U3 ">
            <text:p>U3 </text:p>
          </table:table-cell>
          <table:table-cell office:value-type="float" office:value="1">
            <text:p>1</text:p>
          </table:table-cell>
          <table:table-cell office:value-type="string" office:string-value="CA3080">
            <text:p>CA3080</text:p>
          </table:table-cell>
          <table:table-cell office:value-type="string" office:string-value="Package_DIP:DIP-8_W7.62mm_Socket">
            <text:p>Package_DIP:DIP-8_W7.62mm_Socket</text:p>
          </table:table-cell>
          <table:table-cell office:value-type="string" office:string-value="http://www.intersil.com/content/dam/Intersil/documents/ca30/ca3080-a.pdf">
            <text:p>http://www.intersil.com/content/dam/Intersil/documents/ca30/ca3080-a.pdf</text:p>
          </table:table-cell>
        </table:table-row>
        <table:table-row table:number-rows-repeated="1048525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1</meta:editing-cycles>
    <dc:date>2019-06-16T00:55:17</dc:date>
    <meta:creation-date>2019-06-16T00:53:01</meta:creation-date>
  </office:meta>
</office:document-meta>
</file>